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2.636cm" svg:y="3.7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02cm" svg:height="1.778cm" svg:x="14.124cm" svg:y="5.461cm">
          <text:p text:style-name="P1"><text:span text:style-name="T1">Deploy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35cm" svg:height="1.397cm" svg:x="17.296cm" svg:y="3.048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6.921cm" svg:y1="9.779cm" svg:x2="4.572cm" svg:y2="6.223cm" draw:start-shape="id5" draw:start-glue-point="0" draw:end-shape="id1" draw:end-glue-point="2" svg:d="M6921 9779l-2349-3556" svg:viewBox="0 0 2350 3557">
          <text:p/>
        </draw:connector>
        <draw:connector draw:style-name="gr3" draw:text-style-name="P1" draw:layer="layout" draw:type="line" svg:x1="7.874cm" svg:y1="6.985cm" svg:x2="4.572cm" svg:y2="6.223cm" draw:start-shape="id6" draw:start-glue-point="0" draw:end-shape="id1" draw:end-glue-point="2" svg:d="M7874 6985l-3302-762" svg:viewBox="0 0 3303 763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4.414cm" svg:y1="3.733cm" svg:x2="13.35cm" svg:y2="3.261cm" draw:start-shape="id9" draw:start-glue-point="0" draw:end-shape="id10" draw:end-glue-point="9" svg:d="M14414 3733l-1064-472" svg:viewBox="0 0 1065 473">
          <text:p/>
        </draw:connector>
        <draw:connector draw:style-name="gr3" draw:text-style-name="P1" draw:layer="layout" draw:type="line" svg:x1="17.296cm" svg:y1="3.746cm" svg:x2="13.35cm" svg:y2="3.261cm" draw:start-shape="id11" draw:start-glue-point="3" draw:end-shape="id10" draw:end-glue-point="9" svg:d="M17296 3746l-3946-485" svg:viewBox="0 0 3947 486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51cm" svg:y="20.32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51cm" svg:y1="21.59cm" svg:x2="14.732cm" svg:y2="9.144cm" draw:start-shape="id15" draw:start-glue-point="3" draw:end-shape="id3" draw:end-glue-point="2" svg:d="M16510 21590l-1778-12446" svg:viewBox="0 0 1779 12447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2.032cm" svg:height="1.397cm" svg:x="15.113cm" svg:y="1.651cm">
          <text:p text:style-name="P1"><text:span text:style-name="T1">Certifi-</text:span></text:p>
          <text:p text:style-name="P1"><text:span text:style-name="T1">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5.113cm" svg:y1="2.349cm" svg:x2="14.67cm" svg:y2="2.587cm" draw:start-shape="id17" draw:start-glue-point="3" draw:end-shape="id10" svg:d="M15113 2349l-443 238" svg:viewBox="0 0 444 239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8.156cm" svg:y="6.9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1.905cm" svg:height="1.905cm" svg:x="18.161cm" svg:y="8.763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1.905cm" svg:height="2.032cm" svg:x="18.315cm" svg:y="4.699cm">
          <text:p text:style-name="P1"><text:span text:style-name="T1">Recovery</text:span></text:p>
          <text:p text:style-name="P1"><text:span text:style-name="T1">(backu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108cm" svg:y1="6.974cm" svg:x2="17.426cm" svg:y2="6.35cm" draw:start-shape="id21" draw:start-glue-point="0" draw:end-shape="id8" svg:d="M19108 6974l-1682-624" svg:viewBox="0 0 1683 625">
          <text:p/>
        </draw:connector>
        <draw:connector draw:style-name="gr3" draw:text-style-name="P1" draw:layer="layout" draw:type="line" svg:x1="19.113cm" svg:y1="8.763cm" svg:x2="19.108cm" svg:y2="7.99cm" draw:start-shape="id22" draw:start-glue-point="0" draw:end-shape="id21" draw:end-glue-point="2" svg:d="M19113 8763l-5-773" svg:viewBox="0 0 6 774">
          <text:p/>
        </draw:connector>
        <draw:connector draw:style-name="gr3" draw:text-style-name="P1" draw:layer="layout" draw:type="line" svg:x1="18.315cm" svg:y1="5.715cm" svg:x2="17.426cm" svg:y2="6.35cm" draw:start-shape="id23" draw:start-glue-point="3" draw:end-shape="id8" draw:end-glue-point="1" svg:d="M18315 5715l-889 635" svg:viewBox="0 0 890 636">
          <text:p/>
        </draw:connector>
        <draw:custom-shape draw:style-name="gr1" draw:text-style-name="P2" xml:id="id37" draw:id="id37" draw:layer="layout" svg:width="3.175cm" svg:height="2.032cm" svg:x="16.9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778cm" svg:x="16.383cm" svg:y="7.62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1cm" svg:y1="9.344cm" svg:x2="15.775cm" svg:y2="7.239cm" draw:start-shape="id24" draw:start-glue-point="0" draw:end-shape="id8" draw:end-glue-point="2" svg:d="M16710 9344l-935-2105" svg:viewBox="0 0 936 2106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5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6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7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8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9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0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1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2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3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4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3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5" draw:id="id35" draw:layer="layout" svg:width="2.159cm" svg:height="1.524cm" svg:x="1.27cm" svg:y="10.16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349cm" svg:y1="10.16cm" svg:x2="4.608cm" svg:y2="6.224cm" draw:start-shape="id35" draw:start-glue-point="0" svg:d="M2349 10160l2259-3936" svg:viewBox="0 0 2260 3937">
          <text:p/>
        </draw:connector>
        <draw:custom-shape draw:style-name="gr1" draw:text-style-name="P2" xml:id="id36" draw:id="id36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1.969cm" svg:y2="8.01cm" draw:start-shape="id36" draw:start-glue-point="0" svg:d="M13652 9398l-1683-1388" svg:viewBox="0 0 1684 1389">
          <text:p/>
        </draw:connector>
        <draw:custom-shape draw:style-name="gr1" draw:text-style-name="P2" xml:id="id24" draw:id="id24" draw:layer="layout" svg:width="2.286cm" svg:height="1.651cm" svg:x="15.567cm" svg:y="9.344cm">
          <text:p text:style-name="P1"><text:span text:style-name="T1">Deployment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36cm" svg:y1="7.602cm" svg:x2="15.776cm" svg:y2="7.221cm" svg:d="M17336 7602l-1560-381" svg:viewBox="0 0 1561 382">
          <text:p/>
        </draw:connector>
        <draw:connector draw:style-name="gr3" draw:text-style-name="P1" draw:layer="layout" draw:type="line" svg:x1="16.945cm" svg:y1="12.057cm" svg:x2="19.108cm" svg:y2="7.99cm" draw:start-shape="id37" draw:start-glue-point="3" draw:end-shape="id21" draw:end-glue-point="2" svg:d="M16945 12057l2163-4067" svg:viewBox="0 0 2164 4068">
          <text:p/>
        </draw:connector>
        <draw:custom-shape draw:style-name="gr1" draw:text-style-name="P2" xml:id="id38" draw:id="id38" draw:layer="layout" svg:width="2.54cm" svg:height="2.286cm" svg:x="0.635cm" svg:y="6.223cm">
          <text:p text:style-name="P1"><text:span text:style-name="T1">STRIDE threat model analy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175cm" svg:y1="7.366cm" svg:x2="4.608cm" svg:y2="6.225cm" draw:start-shape="id38" draw:start-glue-point="1" svg:d="M3175 7366l1433-1141" svg:viewBox="0 0 1434 1142">
          <text:p/>
        </draw:connector>
        <draw:custom-shape draw:style-name="gr1" draw:text-style-name="P2" xml:id="id39" draw:id="id39" draw:layer="layout" svg:width="2.413cm" svg:height="1.27cm" svg:x="16.764cm" svg:y="18.415cm">
          <text:p text:style-name="P1"><text:span text:style-name="T1">Negative</text:span></text:p>
          <text:p text:style-name="P1"><text:span text:style-name="T1">tes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64cm" svg:y1="19.05cm" svg:x2="14.69cm" svg:y2="9.145cm" draw:start-shape="id39" draw:start-glue-point="3" svg:d="M16764 19050l-2074-9905" svg:viewBox="0 0 2075 9906">
          <text:p/>
        </draw:connector>
        <draw:frame draw:style-name="gr5" draw:text-style-name="P5" draw:layer="layout" svg:width="3.216cm" svg:height="1.685cm" svg:x="17.145cm" svg:y="1.397cm">
          <draw:text-box>
            <text:p><text:span text:style-name="T4">Received CII</text:span><text:span text:style-name="T4"><text:line-break/></text:span><text:span text:style-name="T4">Best Practices</text:span><text:span text:style-name="T4"><text:line-break/></text:span><text:span text:style-name="T4">Bad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5-28T14:30:30.500954027</dc:date>
    <meta:editing-duration>PT2H12M41S</meta:editing-duration>
    <meta:editing-cycles>43</meta:editing-cycles>
    <meta:generator>LibreOffice/4.2.8.2$Linux_X86_64 LibreOffice_project/420m0$Build-2</meta:generator>
    <meta:document-statistic meta:object-count="81"/>
  </office:meta>
</office:document-meta>
</file>